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94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89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FreeSans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FreeSans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6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6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6">
      <style:table-cell-properties fo:border="0.002cm solid #000000"/>
    </style:style>
    <style:style style:name="ce15" style:family="table-cell" style:parent-style-name="Default" style:data-style-name="N106">
      <style:table-cell-properties fo:border="0.002cm solid #000000" style:rotation-align="non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0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06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FreeSans"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fo:border="0.002cm solid #000000" style:rotation-align="none"/>
      <style:text-properties style:font-name="FreeSans"/>
    </style:style>
    <style:style style:name="ce27" style:family="table-cell" style:parent-style-name="Default" style:data-style-name="N2">
      <style:table-cell-properties style:diagonal-bl-tr="none" style:diagonal-tl-br="none" fo:border="0.002cm solid #000000" style:rotation-align="none"/>
      <style:text-properties style:font-name="FreeSans"/>
    </style:style>
    <style:style style:name="ce28" style:family="table-cell" style:parent-style-name="Default" style:data-style-name="N106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6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4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5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38" style:family="table-cell" style:parent-style-name="Default" style:data-style-name="N106"/>
    <style:style style:name="ce3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</style:style>
    <style:style style:name="ce44" style:family="table-cell" style:parent-style-name="Default" style:data-style-name="N106">
      <style:table-cell-properties style:diagonal-bl-tr="none" style:diagonal-tl-br="none" fo:border="0.002cm solid #000000" style:rotation-align="none"/>
      <style:text-properties style:font-name="FreeSans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06">
      <style:table-cell-properties style:diagonal-bl-tr="none" style:diagonal-tl-br="none" fo:border="0.002cm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table table:name="str38 z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oškovi (T) <text:s/>i obim proizvodnje (Q) za vremenske periode (t) dati su tabelom</text:p>
          </table:table-cell>
          <table:table-cell table:number-columns-repeated="1022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3" office:value-type="string">
            <text:p>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Q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0">
            <text:p>5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a) Naći Q=F(T), nacrtati grafik i utvrdit parametre. </text:p>
            <text:p><text:s text:c="4"/>Protumačiti smisao varijabli i parametar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 = 50 - (T/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/>
          <table:table-cell office:value-type="string">
            <text:p>b) Razložiti troškove na fiksnu i varijabilnu komponentu i nacrtati ih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>
            <text:p>t</text:p>
          </table:table-cell>
          <table:table-cell table:style-name="ce16" office:value-type="string">
            <text:p>Q</text:p>
          </table:table-cell>
          <table:table-cell table:style-name="ce22" office:value-type="string">
            <text:p>T</text:p>
          </table:table-cell>
          <table:table-cell table:style-name="ce32" office:value-type="string">
            <text:p>Fiksni (C)</text:p>
          </table:table-cell>
          <table:table-cell table:style-name="ce39" office:value-type="string">
            <text:p>Varija (V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33" table:formula="of:=100" office:value-type="float" office:value="100">
            <text:p>100</text:p>
          </table:table-cell>
          <table:table-cell table:style-name="ce40" table:formula="of:=[.E15]-[.F1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120">
            <text:p>120</text:p>
          </table:table-cell>
          <table:table-cell table:style-name="ce34" table:formula="of:=100" office:value-type="float" office:value="100">
            <text:p>100</text:p>
          </table:table-cell>
          <table:table-cell table:style-name="ce41" table:formula="of:=[.E16]-[.F16]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float" office:value="2">
            <text:p>2</text:p>
          </table:table-cell>
          <table:table-cell table:style-name="ce17" office:value-type="float" office:value="20">
            <text:p>20</text:p>
          </table:table-cell>
          <table:table-cell table:style-name="ce23" office:value-type="float" office:value="140">
            <text:p>140</text:p>
          </table:table-cell>
          <table:table-cell table:style-name="ce34" table:formula="of:=100" office:value-type="float" office:value="100">
            <text:p>100</text:p>
          </table:table-cell>
          <table:table-cell table:style-name="ce41" table:formula="of:=[.E17]-[.F17]" office:value-type="float" office:value="40">
            <text:p>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23" office:value-type="float" office:value="160">
            <text:p>160</text:p>
          </table:table-cell>
          <table:table-cell table:style-name="ce34" table:formula="of:=100" office:value-type="float" office:value="100">
            <text:p>100</text:p>
          </table:table-cell>
          <table:table-cell table:style-name="ce41" table:formula="of:=[.E18]-[.F18]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float" office:value="4">
            <text:p>4</text:p>
          </table:table-cell>
          <table:table-cell table:style-name="ce17" office:value-type="float" office:value="40">
            <text:p>40</text:p>
          </table:table-cell>
          <table:table-cell table:style-name="ce23" office:value-type="float" office:value="180">
            <text:p>180</text:p>
          </table:table-cell>
          <table:table-cell table:style-name="ce34" table:formula="of:=100" office:value-type="float" office:value="100">
            <text:p>100</text:p>
          </table:table-cell>
          <table:table-cell table:style-name="ce41" table:formula="of:=[.E19]-[.F19]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float" office:value="5">
            <text:p>5</text:p>
          </table:table-cell>
          <table:table-cell table:style-name="ce18" office:value-type="float" office:value="50">
            <text:p>50</text:p>
          </table:table-cell>
          <table:table-cell table:style-name="ce24" office:value-type="float" office:value="200">
            <text:p>200</text:p>
          </table:table-cell>
          <table:table-cell table:style-name="ce35" table:formula="of:=100" office:value-type="float" office:value="100">
            <text:p>100</text:p>
          </table:table-cell>
          <table:table-cell table:style-name="ce42" table:formula="of:=[.E20]-[.F20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str38 z3'.H35" table:end-x="0.076cm" table:end-y="0.195cm" draw:z-index="0" draw:name="Chart 3" draw:style-name="gr1" svg:width="11.443cm" svg:height="6.256cm" svg:x="0.855cm" svg:y="0.335cm">
              <draw:object draw:notify-on-update-of-ranges="'str38 z3'.C15:'str38 z3'.C20 'str38 z3'.F14:'str38 z3'.F14 'str38 z3'.F15:'str38 z3'.F20 'str38 z3'.G14:'str38 z3'.G14 'str38 z3'.G15:'str38 z3'.G20 'str38 z3'.E14:'str38 z3'.E14 'str38 z3'.E15:'str38 z3'.E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office:value-type="string">
            <text:p>c) Utvrditi prosječne i marginalne troškove i nacrtati grafike njihovih funkcij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t</text:p>
          </table:table-cell>
          <table:table-cell table:style-name="ce5" office:value-type="string">
            <text:p>Q</text:p>
          </table:table-cell>
          <table:table-cell table:style-name="ce5" office:value-type="string">
            <text:p>T</text:p>
          </table:table-cell>
          <table:table-cell table:style-name="ce25" office:value-type="string">
            <text:p>t(i) = </text:p>
            <text:p>T(i) / Q(i)</text:p>
          </table:table-cell>
          <table:table-cell table:style-name="ce36" office:value-type="string">
            <text:p>dT</text:p>
          </table:table-cell>
          <table:table-cell table:style-name="ce36" office:value-type="string">
            <text:p>dQ</text:p>
          </table:table-cell>
          <table:table-cell table:style-name="ce36" office:value-type="string">
            <text:p>dT/dQ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26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0">
            <text:p>120</text:p>
          </table:table-cell>
          <table:table-cell table:style-name="ce26" table:formula="of:=[.D41]/[.C41]" office:value-type="float" office:value="12">
            <text:p>12</text:p>
          </table:table-cell>
          <table:table-cell table:style-name="ce2" table:formula="of:=[.D41]-[.D40]" office:value-type="float" office:value="20">
            <text:p>20</text:p>
          </table:table-cell>
          <table:table-cell table:style-name="ce2" table:formula="of:=[.C41]-[.C40]" office:value-type="float" office:value="10">
            <text:p>10</text:p>
          </table:table-cell>
          <table:table-cell table:style-name="ce2" table:formula="of:=[.F41]/[.G41]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0">
            <text:p>140</text:p>
          </table:table-cell>
          <table:table-cell table:style-name="ce26" table:formula="of:=[.D42]/[.C42]" office:value-type="float" office:value="7">
            <text:p>7</text:p>
          </table:table-cell>
          <table:table-cell table:style-name="ce2" table:formula="of:=[.D42]-[.D41]" office:value-type="float" office:value="20">
            <text:p>20</text:p>
          </table:table-cell>
          <table:table-cell table:style-name="ce2" table:formula="of:=[.C42]-[.C41]" office:value-type="float" office:value="10">
            <text:p>10</text:p>
          </table:table-cell>
          <table:table-cell table:style-name="ce2" table:formula="of:=[.F42]/[.G42]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60">
            <text:p>160</text:p>
          </table:table-cell>
          <table:table-cell table:style-name="ce27" table:formula="of:=[.D43]/[.C43]" office:value-type="float" office:value="5.33333333333333">
            <text:p>5,33</text:p>
          </table:table-cell>
          <table:table-cell table:style-name="ce2" table:formula="of:=[.D43]-[.D42]" office:value-type="float" office:value="20">
            <text:p>20</text:p>
          </table:table-cell>
          <table:table-cell table:style-name="ce2" table:formula="of:=[.C43]-[.C42]" office:value-type="float" office:value="10">
            <text:p>10</text:p>
          </table:table-cell>
          <table:table-cell table:style-name="ce2" table:formula="of:=[.F43]/[.G43]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80">
            <text:p>180</text:p>
          </table:table-cell>
          <table:table-cell table:style-name="ce26" table:formula="of:=[.D44]/[.C44]" office:value-type="float" office:value="4.5">
            <text:p>4,5</text:p>
          </table:table-cell>
          <table:table-cell table:style-name="ce2" table:formula="of:=[.D44]-[.D43]" office:value-type="float" office:value="20">
            <text:p>20</text:p>
          </table:table-cell>
          <table:table-cell table:style-name="ce2" table:formula="of:=[.C44]-[.C43]" office:value-type="float" office:value="10">
            <text:p>10</text:p>
          </table:table-cell>
          <table:table-cell table:style-name="ce2" table:formula="of:=[.F44]/[.G44]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00">
            <text:p>200</text:p>
          </table:table-cell>
          <table:table-cell table:style-name="ce26" table:formula="of:=[.D45]/[.C45]" office:value-type="float" office:value="4">
            <text:p>4</text:p>
          </table:table-cell>
          <table:table-cell table:style-name="ce2" table:formula="of:=[.D45]-[.D44]" office:value-type="float" office:value="20">
            <text:p>20</text:p>
          </table:table-cell>
          <table:table-cell table:style-name="ce2" table:formula="of:=[.C45]-[.C44]" office:value-type="float" office:value="10">
            <text:p>10</text:p>
          </table:table-cell>
          <table:table-cell table:style-name="ce2" table:formula="of:=[.F45]/[.G45]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str38 z3'.I65" table:end-x="0.197cm" table:end-y="0.064cm" draw:z-index="1" draw:style-name="gr1" svg:width="14.462cm" svg:height="8.856cm" svg:x="0.057cm" svg:y="0.065cm">
              <draw:object draw:notify-on-update-of-ranges="'str38 z3'.B40:'str38 z3'.B45 'str38 z3'.E39:'str38 z3'.E39 'str38 z3'.E40:'str38 z3'.E45 'str38 z3'.H39:'str38 z3'.H39 'str38 z3'.H40:'str38 z3'.H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office:value-type="string">
            <text:p>d) Objasnite varijable i paramet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e) Utvrdite pri kom obimu su marginalni troškovi jednaki prosječnim, </text:p>
            <text:p><text:s text:c="4"/>a pri kom je koeficijent elastičnosti jednak jedini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11" office:value-type="string">
            <text:p>t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T</text:p>
          </table:table-cell>
          <table:table-cell table:style-name="ce37" office:value-type="string">
            <text:p>T(i)' = dT/dQ</text:p>
          </table:table-cell>
          <table:table-cell table:style-name="ce43" office:value-type="string">
            <text:p>t(i)</text:p>
          </table:table-cell>
          <table:table-cell table:style-name="ce45" office:value-type="string">
            <text:p>E T'i, ti = T'i/ti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" office:value-type="float" office:value="0">
            <text:p>0,000</text:p>
          </table:table-cell>
          <table:table-cell table:style-name="ce19" office:value-type="float" office:value="0">
            <text:p>0,000</text:p>
          </table:table-cell>
          <table:table-cell table:style-name="ce28" office:value-type="float" office:value="100">
            <text:p>100,000</text:p>
          </table:table-cell>
          <table:table-cell table:style-name="ce38" office:value-type="float" office:value="2">
            <text:p>2,000</text:p>
          </table:table-cell>
          <table:table-cell table:style-name="ce44" office:value-type="float" office:value="0">
            <text:p>0,000</text:p>
          </table:table-cell>
          <table:table-cell table:style-name="ce46" table:formula="of:=[.F70]/[.G70]" office:value-type="float" office:value="0">
            <text:p>#DIV/0!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" office:value-type="float" office:value="1">
            <text:p>1,000</text:p>
          </table:table-cell>
          <table:table-cell table:style-name="ce19" office:value-type="float" office:value="10">
            <text:p>10,000</text:p>
          </table:table-cell>
          <table:table-cell table:style-name="ce28" office:value-type="float" office:value="120">
            <text:p>120,000</text:p>
          </table:table-cell>
          <table:table-cell table:style-name="ce38" office:value-type="float" office:value="2">
            <text:p>2,000</text:p>
          </table:table-cell>
          <table:table-cell table:style-name="ce44" office:value-type="float" office:value="12">
            <text:p>12,000</text:p>
          </table:table-cell>
          <table:table-cell table:style-name="ce46" table:formula="of:=[.F71]/[.G71]" office:value-type="float" office:value="0.166666666666667">
            <text:p>0,16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" office:value-type="float" office:value="2">
            <text:p>2,000</text:p>
          </table:table-cell>
          <table:table-cell table:style-name="ce19" office:value-type="float" office:value="20">
            <text:p>20,000</text:p>
          </table:table-cell>
          <table:table-cell table:style-name="ce28" office:value-type="float" office:value="140">
            <text:p>140,000</text:p>
          </table:table-cell>
          <table:table-cell table:style-name="ce38" office:value-type="float" office:value="2">
            <text:p>2,000</text:p>
          </table:table-cell>
          <table:table-cell table:style-name="ce44" office:value-type="float" office:value="7">
            <text:p>7,000</text:p>
          </table:table-cell>
          <table:table-cell table:style-name="ce46" table:formula="of:=[.F72]/[.G72]" office:value-type="float" office:value="0.285714285714286">
            <text:p>0,286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" office:value-type="float" office:value="3">
            <text:p>3,000</text:p>
          </table:table-cell>
          <table:table-cell table:style-name="ce19" office:value-type="float" office:value="30">
            <text:p>30,000</text:p>
          </table:table-cell>
          <table:table-cell table:style-name="ce28" office:value-type="float" office:value="160">
            <text:p>160,000</text:p>
          </table:table-cell>
          <table:table-cell table:style-name="ce38" office:value-type="float" office:value="2">
            <text:p>2,000</text:p>
          </table:table-cell>
          <table:table-cell table:style-name="ce44" office:value-type="float" office:value="5.33333333333333">
            <text:p>5,333</text:p>
          </table:table-cell>
          <table:table-cell table:style-name="ce46" table:formula="of:=[.F73]/[.G73]" office:value-type="float" office:value="0.375">
            <text:p>0,37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" office:value-type="float" office:value="4">
            <text:p>4,000</text:p>
          </table:table-cell>
          <table:table-cell table:style-name="ce19" office:value-type="float" office:value="40">
            <text:p>40,000</text:p>
          </table:table-cell>
          <table:table-cell table:style-name="ce28" office:value-type="float" office:value="180">
            <text:p>180,000</text:p>
          </table:table-cell>
          <table:table-cell table:style-name="ce38" office:value-type="float" office:value="2">
            <text:p>2,000</text:p>
          </table:table-cell>
          <table:table-cell table:style-name="ce44" office:value-type="float" office:value="4.5">
            <text:p>4,500</text:p>
          </table:table-cell>
          <table:table-cell table:style-name="ce46" table:formula="of:=[.F74]/[.G74]" office:value-type="float" office:value="0.444444444444444">
            <text:p>0,444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" office:value-type="float" office:value="5">
            <text:p>5,000</text:p>
          </table:table-cell>
          <table:table-cell table:style-name="ce20" office:value-type="float" office:value="50">
            <text:p>50,000</text:p>
          </table:table-cell>
          <table:table-cell table:style-name="ce29" office:value-type="float" office:value="200">
            <text:p>200,000</text:p>
          </table:table-cell>
          <table:table-cell table:style-name="ce38" office:value-type="float" office:value="2">
            <text:p>2,000</text:p>
          </table:table-cell>
          <table:table-cell table:style-name="ce44" office:value-type="float" office:value="4">
            <text:p>4,000</text:p>
          </table:table-cell>
          <table:table-cell table:style-name="ce46" table:formula="of:=[.F75]/[.G75]" office:value-type="float" office:value="0.5">
            <text:p>0,500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4" table:formula="of:=([.H76]-0.1067460317)/0.0825396825" office:value-type="float" office:value="10.822115390376">
            <text:p>10,822</text:p>
          </table:table-cell>
          <table:table-cell table:style-name="ce21" office:value-type="string" table:number-columns-spanned="3" table:number-rows-spanned="1">
            <text:p>&lt;-iz trenda linearna</text:p>
          </table:table-cell>
          <table:covered-table-cell table:style-name="ce30"/>
          <table:covered-table-cell table:style-name="ce14"/>
          <table:table-cell table:style-name="ce14"/>
          <table:table-cell table:style-name="ce14" office:value-type="float" office:value="1">
            <text:p>1,000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5" table:formula="of:=([.H77]/0.1715221654)^(1/0.6863269892)" office:value-type="float" office:value="13.0502690673045">
            <text:p>13,050</text:p>
          </table:table-cell>
          <table:table-cell table:style-name="ce21" office:value-type="string" table:number-columns-spanned="3" table:number-rows-spanned="1">
            <text:p>&lt;-iz trenda logaritamska</text:p>
          </table:table-cell>
          <table:covered-table-cell table:style-name="ce30"/>
          <table:covered-table-cell table:style-name="ce14"/>
          <table:table-cell table:style-name="ce14"/>
          <table:table-cell table:style-name="ce14" office:value-type="float" office:value="1">
            <text:p>1,000</text:p>
          </table:table-cell>
          <table:table-cell table:number-columns-repeated="1016"/>
        </table:table-row>
        <table:table-row table:style-name="ro1">
          <table:table-cell table:number-columns-repeated="2"/>
          <table:table-cell>
            <draw:frame table:end-cell-address="'str38 z3'.H95" table:end-x="1.898cm" table:end-y="0.243cm" draw:z-index="2" draw:style-name="gr1" svg:width="12.027cm" svg:height="8.146cm" svg:x="0.157cm" svg:y="0.462cm">
              <draw:object draw:notify-on-update-of-ranges="'str38 z3'.C70:'str38 z3'.C75 'str38 z3'.H69:'str38 z3'.H69 'str38 z3'.H70:'str38 z3'.H7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1"/>
          <table:table-cell table:formula="of:=POWER(4;1/2)" office:value-type="float" office:value="2">
            <text:p>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str38 z3'.H114" table:end-x="2.066cm" table:end-y="0.37cm" draw:z-index="3" draw:style-name="gr1" svg:width="12.1cm" svg:height="8.894cm" svg:x="0.252cm" svg:y="0.333cm">
              <draw:object draw:notify-on-update-of-ranges="'str38 z3'.C70:'str38 z3'.C75 'str38 z3'.H69:'str38 z3'.H69 'str38 z3'.H70:'str38 z3'.H7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s" fo:country="B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s" fo:country="B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 number:grouping="true"/>
    </number:number-style>
    <number:number-style style:name="N5106P0" style:volatile="true" number:language="bs" number:country="BA">
      <number:number number:decimal-places="0" number:min-integer-digits="1" number:grouping="true"/>
    </number:number-style>
    <number:number-style style:name="N5106" number:language="bs" number:country="BA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bs" number:country="BA">
      <number:number number:decimal-places="0" number:min-integer-digits="1" number:grouping="true"/>
    </number:number-style>
    <number:number-style style:name="N5107" number:language="bs" number:country="BA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bs" number:country="BA">
      <number:number number:decimal-places="2" number:min-integer-digits="1" number:grouping="true"/>
    </number:number-style>
    <number:number-style style:name="N5108" number:language="bs" number:country="BA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bs" number:country="BA">
      <number:number number:decimal-places="2" number:min-integer-digits="1" number:grouping="true"/>
    </number:number-style>
    <number:number-style style:name="N5109" number:language="bs" number:country="BA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0P0" style:volatile="true" number:language="bs" number:country="BA">
      <number:text> </number:text>
      <number:number number:decimal-places="0" number:min-integer-digits="1" number:grouping="true"/>
      <number:text> </number:text>
    </number:number-style>
    <number:number-style style:name="N5110P1" style:volatile="true" number:language="bs" number:country="BA">
      <number:text>-</number:text>
      <number:number number:decimal-places="0" number:min-integer-digits="1" number:grouping="true"/>
      <number:text> </number:text>
    </number:number-style>
    <number:number-style style:name="N5110P2" style:volatile="true" number:language="bs" number:country="BA">
      <number:text> - </number:text>
    </number:number-style>
    <number:text-style style:name="N5110" number:language="bs" number:country="BA">
      <number:text> </number:text>
      <number:text-content/>
      <number:text> </number:text>
      <style:map style:condition="value()&gt;0" style:apply-style-name="N5110P0"/>
      <style:map style:condition="value()&lt;0" style:apply-style-name="N5110P1"/>
      <style:map style:condition="value()=0" style:apply-style-name="N5110P2"/>
    </number:text-style>
    <number:number-style style:name="N5111P0" style:volatile="true" number:language="bs" number:country="BA">
      <number:text> </number:text>
      <number:number number:decimal-places="2" number:min-integer-digits="1" number:grouping="true"/>
      <number:text> </number:text>
    </number:number-style>
    <number:number-style style:name="N5111P1" style:volatile="true" number:language="bs" number:country="BA">
      <number:text>-</number:text>
      <number:number number:decimal-places="2" number:min-integer-digits="1" number:grouping="true"/>
      <number:text> </number:text>
    </number:number-style>
    <number:number-style style:name="N5111P2" style:volatile="true" number:language="bs" number:country="BA">
      <number:text> -</number:text>
      <number:number number:decimal-places="0" number:min-integer-digits="0"/>
      <number:text> </number:text>
    </number:number-style>
    <number:text-style style:name="N5111" number:language="bs" number:country="BA">
      <number:text> </number:text>
      <number:text-content/>
      <number:text> </number:text>
      <style:map style:condition="value()&gt;0" style:apply-style-name="N5111P0"/>
      <style:map style:condition="value()&lt;0" style:apply-style-name="N5111P1"/>
      <style:map style:condition="value()=0" style:apply-style-name="N5111P2"/>
    </number:text-style>
    <number:time-style style:name="N5112" number:language="bs" number:country="BA">
      <number:minutes number:style="long"/>
      <number:text>:</number:text>
      <number:seconds number:style="long"/>
    </number:time-style>
    <number:time-style style:name="N5113" number:language="bs" number:country="B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4" number:language="bs" number:country="BA">
      <number:minutes number:style="long"/>
      <number:text>:</number:text>
      <number:seconds number:style="long" number:decimal-places="1"/>
    </number:time-style>
    <number:number-style style:name="N5115" number:language="bs" number:country="BA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.03.2011</text:date>, <text:time>21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1-03-18T21:09:30</meta:creation-date>
    <dc:date>2011-03-18T21:12:57</dc:date>
    <dc:creator>bringout </dc:creator>
    <meta:editing-duration>PT3M27S</meta:editing-duration>
    <meta:editing-cycles>3</meta:editing-cycles>
    <meta:generator>LibreOffice/3.3$Unix LibreOffice_project/330m19$Build-8</meta:generator>
    <meta:document-statistic meta:table-count="1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444cm" svg:height="6.257cm" xlink:href=".." xlink:type="simple" chart:class="chart:line" chart:style-name="ch1">
        <chart:title svg:x="3cm" svg:y="0.261cm" chart:style-name="ch2">
          <text:p>Komponente troškova</text:p>
        </chart:title>
        <chart:legend chart:legend-position="end" svg:x="9.021cm" svg:y="2.383cm" chart:style-name="ch3"/>
        <chart:plot-area chart:style-name="ch4" table:cell-range-address="'str38 z3'.C15:'str38 z3'.C20 'str38 z3'.E14:'str38 z3'.G20" chart:data-source-has-labels="both" svg:x="0.678cm" svg:y="1.393cm" svg:width="7.887cm" svg:height="4.319cm">
          <chartooo:coordinate-region svg:x="1.564cm" svg:y="1.592cm" svg:width="6.893cm" svg:height="3.473cm"/>
          <chart:axis chart:dimension="x" chart:name="primary-x" chart:style-name="ch5">
            <chart:categories table:cell-range-address="'str38 z3'.C15:'str38 z3'.C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tr38 z3'.F15:'str38 z3'.F20" chart:label-cell-address="'str38 z3'.F14:'str38 z3'.F14" chart:class="chart:line">
            <chart:data-point chart:repeated="6"/>
          </chart:series>
          <chart:series chart:style-name="ch9" chart:values-cell-range-address="'str38 z3'.G15:'str38 z3'.G20" chart:label-cell-address="'str38 z3'.G14:'str38 z3'.G14" chart:class="chart:line">
            <chart:data-point chart:repeated="6"/>
          </chart:series>
          <chart:series chart:style-name="ch10" chart:values-cell-range-address="'str38 z3'.E15:'str38 z3'.E20" chart:label-cell-address="'str38 z3'.E14:'str38 z3'.E1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ksni (C)</text:p>
                <draw:g>
                  <svg:desc>'str38 z3'.F14:'str38 z3'.F14</svg:desc>
                </draw:g>
              </table:table-cell>
              <table:table-cell office:value-type="string">
                <text:p>Varija (V)</text:p>
                <draw:g>
                  <svg:desc>'str38 z3'.G14:'str38 z3'.G14</svg:desc>
                </draw:g>
              </table:table-cell>
              <table:table-cell office:value-type="string">
                <text:p>T</text:p>
                <draw:g>
                  <svg:desc>'str38 z3'.E14:'str38 z3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str38 z3'.C15:'str38 z3'.C20</svg:desc>
                </draw:g>
              </table:table-cell>
              <table:table-cell office:value-type="float" office:value="100">
                <text:p>100</text:p>
                <draw:g>
                  <svg:desc>'str38 z3'.F15:'str38 z3'.F20</svg:desc>
                </draw:g>
              </table:table-cell>
              <table:table-cell office:value-type="float" office:value="0">
                <text:p>0</text:p>
                <draw:g>
                  <svg:desc>'str38 z3'.G15:'str38 z3'.G20</svg:desc>
                </draw:g>
              </table:table-cell>
              <table:table-cell office:value-type="float" office:value="100">
                <text:p>100</text:p>
                <draw:g>
                  <svg:desc>'str38 z3'.E15:'str38 z3'.E20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63cm" svg:height="8.857cm" xlink:href=".." xlink:type="simple" chart:class="chart:line" chart:style-name="ch1">
        <chart:title svg:x="4.158cm" svg:y="0.313cm" chart:style-name="ch2">
          <text:p>Prosječni i marginalni troskovi</text:p>
        </chart:title>
        <chart:legend chart:legend-position="end" svg:x="12.278cm" svg:y="3.709cm" chart:style-name="ch3"/>
        <chart:plot-area chart:style-name="ch4" table:cell-range-address="'str38 z3'.B40:'str38 z3'.B45 'str38 z3'.E39:'str38 z3'.E45 'str38 z3'.H39:'str38 z3'.H45" chart:data-source-has-labels="both" svg:x="0.739cm" svg:y="1.623cm" svg:width="10.961cm" svg:height="6.637cm">
          <chartooo:coordinate-region svg:x="1.36cm" svg:y="1.822cm" svg:width="10.246cm" svg:height="5.791cm"/>
          <chart:axis chart:dimension="x" chart:name="primary-x" chart:style-name="ch5">
            <chart:categories table:cell-range-address="'str38 z3'.B40:'str38 z3'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38 z3'.E40:'str38 z3'.E45" chart:label-cell-address="'str38 z3'.E39:'str38 z3'.E39" chart:class="chart:line">
            <chart:data-point chart:repeated="6"/>
          </chart:series>
          <chart:series chart:style-name="ch8" chart:values-cell-range-address="'str38 z3'.H40:'str38 z3'.H45" chart:label-cell-address="'str38 z3'.H39:'str38 z3'.H3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i) = 
T(i) / Q(i)</text:p>
                <draw:g>
                  <svg:desc>'str38 z3'.E39:'str38 z3'.E39</svg:desc>
                </draw:g>
              </table:table-cell>
              <table:table-cell office:value-type="string">
                <text:p>dT/dQ</text:p>
                <draw:g>
                  <svg:desc>'str38 z3'.H39:'str38 z3'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str38 z3'.B40:'str38 z3'.B45</svg:desc>
                </draw:g>
              </table:table-cell>
              <table:table-cell office:value-type="float" office:value="0">
                <text:p>0</text:p>
                <draw:g>
                  <svg:desc>'str38 z3'.E40:'str38 z3'.E45</svg:desc>
                </draw:g>
              </table:table-cell>
              <table:table-cell office:value-type="float" office:value="0">
                <text:p>0</text:p>
                <draw:g>
                  <svg:desc>'str38 z3'.H40:'str38 z3'.H45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0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svg:stroke-color="#7e0021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28cm" svg:height="8.147cm" xlink:href=".." xlink:type="simple" chart:class="chart:scatter" chart:style-name="ch1">
        <chart:title svg:x="4.37cm" svg:y="0.298cm" chart:style-name="ch2">
          <text:p>Trend - linearna</text:p>
        </chart:title>
        <chart:plot-area chart:style-name="ch3" table:cell-range-address="'str38 z3'.C70:'str38 z3'.C75 'str38 z3'.H69:'str38 z3'.H75" chart:data-source-has-labels="row" svg:x="0.262cm" svg:y="0.724cm" svg:width="9.188cm" svg:height="7.221cm">
          <chartooo:coordinate-region svg:x="1.36cm" svg:y="0.924cm" svg:width="7.665cm" svg:height="6.3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r38 z3'.H70:'str38 z3'.H75" chart:label-cell-address="'str38 z3'.H69:'str38 z3'.H69" chart:class="chart:scatter">
            <chart:domain table:cell-range-address="'str38 z3'.C70:'str38 z3'.C75"/>
            <chart:regression-curve chart:style-name="ch7">
              <chart:equation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 T'i, ti = T'i/ti</text:p>
                <draw:g>
                  <svg:desc>'str38 z3'.H69:'str38 z3'.H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r38 z3'.C70:'str38 z3'.C75</svg:desc>
                </draw:g>
              </table:table-cell>
              <table:table-cell office:value-type="float" office:value="NaN">
                <text:p>NaN</text:p>
                <draw:g>
                  <svg:desc>'str38 z3'.H70:'str38 z3'.H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0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ogarithmic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arrow-right" chart:symbol-width="0.25cm" chart:symbol-height="0.25cm" chart:regression-type="logarithmic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svg:stroke-color="#7e0021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01cm" svg:height="8.895cm" xlink:href=".." xlink:type="simple" chart:class="chart:scatter" chart:style-name="ch1">
        <chart:title svg:x="4.062cm" svg:y="0.313cm" chart:style-name="ch2">
          <text:p>Trend logaritamska</text:p>
        </chart:title>
        <chart:plot-area chart:style-name="ch3" table:cell-range-address="'str38 z3'.C70:'str38 z3'.C75 'str38 z3'.H69:'str38 z3'.H75" chart:data-source-has-labels="row" svg:x="0.173cm" svg:y="1.341cm" svg:width="11.62cm" svg:height="6.697cm">
          <chartooo:coordinate-region svg:x="1.271cm" svg:y="1.541cm" svg:width="10.097cm" svg:height="5.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r38 z3'.H70:'str38 z3'.H75" chart:label-cell-address="'str38 z3'.H69:'str38 z3'.H69" chart:class="chart:scatter">
            <chart:domain table:cell-range-address="'str38 z3'.C70:'str38 z3'.C75"/>
            <chart:regression-curve chart:style-name="ch7">
              <chart:equation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 T'i, ti = T'i/ti</text:p>
                <draw:g>
                  <svg:desc>'str38 z3'.H69:'str38 z3'.H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r38 z3'.C70:'str38 z3'.C75</svg:desc>
                </draw:g>
              </table:table-cell>
              <table:table-cell office:value-type="float" office:value="NaN">
                <text:p>NaN</text:p>
                <draw:g>
                  <svg:desc>'str38 z3'.H70:'str38 z3'.H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